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officeooo:paragraph-rsid="001c05eb"/>
    </style:style>
    <style:style style:name="P2" style:family="paragraph" style:parent-style-name="Standard">
      <style:text-properties officeooo:paragraph-rsid="001d6510"/>
    </style:style>
    <style:style style:name="P3" style:family="paragraph" style:parent-style-name="Standard">
      <style:text-properties officeooo:rsid="001e2d65" officeooo:paragraph-rsid="001e2d65"/>
    </style:style>
    <style:style style:name="P4" style:family="paragraph" style:parent-style-name="Standard">
      <style:text-properties officeooo:rsid="001e2d65" officeooo:paragraph-rsid="002112e1"/>
    </style:style>
    <style:style style:name="P5" style:family="paragraph" style:parent-style-name="Standard">
      <style:text-properties officeooo:rsid="002112e1" officeooo:paragraph-rsid="002112e1"/>
    </style:style>
    <style:style style:name="P6" style:family="paragraph" style:parent-style-name="Standard">
      <style:text-properties officeooo:rsid="002112e1" officeooo:paragraph-rsid="0023f76b"/>
    </style:style>
    <style:style style:name="P7" style:family="paragraph" style:parent-style-name="Standard">
      <style:text-properties officeooo:rsid="0022096f" officeooo:paragraph-rsid="002a4f73"/>
    </style:style>
    <style:style style:name="P8" style:family="paragraph" style:parent-style-name="Standard">
      <style:text-properties officeooo:rsid="0025a1dc" officeooo:paragraph-rsid="0025a1dc"/>
    </style:style>
    <style:style style:name="P9" style:family="paragraph" style:parent-style-name="Standard">
      <style:text-properties officeooo:paragraph-rsid="0028b587"/>
    </style:style>
    <style:style style:name="P10" style:family="paragraph" style:parent-style-name="Standard">
      <style:text-properties officeooo:paragraph-rsid="002a2439"/>
    </style:style>
    <style:style style:name="P11" style:family="paragraph" style:parent-style-name="Standard">
      <style:text-properties officeooo:rsid="002a2439" officeooo:paragraph-rsid="002a2439"/>
    </style:style>
    <style:style style:name="P12" style:family="paragraph" style:parent-style-name="Standard">
      <style:text-properties officeooo:rsid="002a276f" officeooo:paragraph-rsid="002a276f"/>
    </style:style>
    <style:style style:name="T1" style:family="text">
      <style:text-properties officeooo:rsid="001c05eb"/>
    </style:style>
    <style:style style:name="T2" style:family="text">
      <style:text-properties officeooo:rsid="001c2fe2"/>
    </style:style>
    <style:style style:name="T3" style:family="text">
      <style:text-properties officeooo:rsid="001d6510"/>
    </style:style>
    <style:style style:name="T4" style:family="text">
      <style:text-properties officeooo:rsid="001e2d65"/>
    </style:style>
    <style:style style:name="T5" style:family="text">
      <style:text-properties officeooo:rsid="001fc4df"/>
    </style:style>
    <style:style style:name="T6" style:family="text">
      <style:text-properties officeooo:rsid="002112e1"/>
    </style:style>
    <style:style style:name="T7" style:family="text">
      <style:text-properties officeooo:rsid="0022096f"/>
    </style:style>
    <style:style style:name="T8" style:family="text">
      <style:text-properties officeooo:rsid="0023f76b"/>
    </style:style>
    <style:style style:name="T9" style:family="text">
      <style:text-properties officeooo:rsid="0025a1dc"/>
    </style:style>
    <style:style style:name="T10" style:family="text">
      <style:text-properties officeooo:rsid="002834b6"/>
    </style:style>
    <style:style style:name="T11" style:family="text">
      <style:text-properties officeooo:rsid="0028b587"/>
    </style:style>
    <style:style style:name="T12" style:family="text">
      <style:text-properties officeooo:rsid="002a233f"/>
    </style:style>
    <style:style style:name="T13" style:family="text">
      <style:text-properties officeooo:rsid="002a2439"/>
    </style:style>
    <style:style style:name="T14" style:family="text">
      <style:text-properties officeooo:rsid="002a276f"/>
    </style:style>
    <style:style style:name="T15" style:family="text">
      <style:text-properties officeooo:rsid="002a4f73"/>
    </style:style>
    <style:style style:name="T16" style:family="text">
      <style:text-properties officeooo:rsid="002ad527"/>
    </style:style>
    <style:style style:name="T17" style:family="text">
      <style:text-properties officeooo:rsid="002ae5aa"/>
    </style:style>
    <style:style style:name="T18" style:family="text">
      <style:text-properties officeooo:rsid="002ba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start text:name="__DdeLink__7058_2716185069"/>Lesson 3: Key Types of Survey Instruments</text:h>
      <text:p text:style-name="Standard"/>
      <text:p text:style-name="Standard">There is a wide variety of survey microdata available through the UK Data Service and it is sometimes difficult to understand differences between them. In this lesson, we will go through key differences between common surveys one comes accross in the UK. </text:p>
      <text:p text:style-name="Standard"/>
      <text:p text:style-name="Standard">In general surveys differ in terms of the substantive policy of the institutions that commissionned them, the policy or scientific area they are meant to provide evidence for, or the units of analysis observed. <text:s/>The types discussed here are not meant to be mutually exclusive, but to reflect the diversity of the social survey landscape.</text:p>
      <text:p text:style-name="Standard"/>
      <text:p text:style-name="Standard"/>
      <text:h text:style-name="Heading_20_4" text:outline-level="4">1. Probability vs non probability <text:span text:style-name="T11">sampling</text:span>.</text:h>
      <text:p text:style-name="Standard"/>
      <text:p text:style-name="P9"><text:span text:style-name="T11">A large number of s</text:span>urveys <text:span text:style-name="T11">rely on p</text:span>robability <text:span text:style-name="T11">sampling - </text:span>where participants are randomly selected. <text:s/>The goal is obtain equal probability of selection of participants - or at least have a degree of control over it. Th<text:span text:style-name="T11">is is considered <text:s/>as </text:span>the gold standard as <text:span text:style-name="T11">such surveys </text:span>are the most likely to produce good quality <text:span text:style-name="T11">estimates </text:span>- precise and representative - <text:s/>of the population of interest. <text:span text:style-name="T11">UK O</text:span>fficial statistics that come from surveys are produced by <text:span text:style-name="T11">such </text:span>surveys <text:span text:style-name="T11">as are m</text:span>ost government surveys and major studies curated by UKDS. Lesson 4 presents in more detail the main techniques used to collect <text:span text:style-name="T11">data via </text:span>probabil<text:span text:style-name="T11">ity</text:span> samples. Given the techniques involve<text:span text:style-name="T11">d</text:span>, probabilistic samples also tend to be expensive to administer/operate. </text:p>
      <text:p text:style-name="Standard"/>
      <text:p text:style-name="Standard">Broadly speaking, non probability surveys are surveys where samples are collected via other techniques than random sampling. This cover a wide range of techniques such as quota sampling - where participants are recruited <text:span text:style-name="T11">by diverse means </text:span>as long as they meet certain characteristics; network sampling, where participants are recruited from recommendation from previous participants; or online polls. They are widely used for commercial purpose for example in marketing or <text:span text:style-name="T11">in some </text:span>opinion polls. A common practice by polling companies is to recruit paid panels of people by quota sampling and adjust the result<text:span text:style-name="T11">s</text:span> <text:span text:style-name="T11">so that </text:span>match <text:span text:style-name="T11">know </text:span>population characteristics. <text:span text:style-name="T11">Panels can also be made of </text:span>a mixture of random and non random partic<text:span text:style-name="T11">i</text:span>pant<text:span text:style-name="T11">s</text:span>. Non probability surveys are cheaper to run than probability sample, but their accuracy is <text:span text:style-name="T12">debated</text:span>. ComRes, IPSOS mori, Kantar, are amongs the main polling companies in the UK.</text:p>
      <text:p text:style-name="Standard"/>
      <text:p text:style-name="Standard">For a broader discussion of potential issues with opinion polls, see this <text:span text:style-name="T12">w</text:span>ebinar <text:span text:style-name="T12">d</text:span>iscussion following the failure <text:span text:style-name="T12">of the poll to predict the outcome of the 2019 General Elections</text:span></text:p>
      <text:p text:style-name="P2">Can we trust the polls https://www.ncrm.ac.uk/resources/video/?id=4389</text:p>
      <text:p text:style-name="P2"/>
      <text:p text:style-name="Standard"/>
      <text:h text:style-name="Heading_20_4" text:outline-level="4">2. Cross-sectional and longitudinal and repeated cross-sectional studies.</text:h>
      <text:p text:style-name="Standard">Cross sectional surveys take a snapshot or single photographs of a population - typically but not always the resident population of the UK. If the study or survey is repeated, participants will be different, <text:s/>although in principle there is a small probab<text:span text:style-name="T12">i</text:span>lity to be selected for the same survey several times. The estimates derived from them will reflect population values at the time of the survey.</text:p>
      <text:p text:style-name="Standard"/>
      <text:p text:style-name="Standard">Longitudinal studies by contrast <text:s/>collect data from the same respondents or units <text:span text:style-name="T12">repeatedly </text:span>over time, sometimes over a very long period of time. This allows to observe lifecourse event<text:span text:style-name="T13">s</text:span> and changes <text:span text:style-name="T13">in </text:span>behaviour <text:span text:style-name="T13">and </text:span>attitudes over time. This is also called 'within person change'. <text:span text:style-name="T13">C</text:span>ommon <text:soft-page-break/>types of longitudinal surveys are cohort surveys where a sample of people of the same age is being followed over time typically from birth, or household panel survey where households initially selected at random are interviewed again at regular intervals.</text:p>
      <text:p text:style-name="Standard"/>
      <text:p text:style-name="Text_20_body">CLOSER, the interdisciplinary partnership of leading social and biomedical longitudinal population studies provides a wide range of resources for researchers interested in longitudinal studies.</text:p>
      <text:p text:style-name="Standard">Video 1</text:p>
      <text:p text:style-name="Standard">Video 2</text:p>
      <text:p text:style-name="Standard"/>
      <text:p text:style-name="Standard">Repeated cross sectional studies</text:p>
      <text:p text:style-name="Standard">Some cross-sectional may sometimes be commissioned for the purpose of a single research project, for example when ac<text:span text:style-name="T13">a</text:span>demic need to collect data as part of a unique study.</text:p>
      <text:p text:style-name="Standard"/>
      <text:p text:style-name="Standard">Example</text:p>
      <text:p text:style-name="Standard"/>
      <text:p text:style-name="P10">In some cases <text:span text:style-name="T1">a </text:span>cross-sectional survey may be repeated <text:s/><text:span text:style-name="T13">over time </text:span>as part of a series as they are meant to fulfil <text:span text:style-name="T1">regular </text:span>policy or scientific <text:s/><text:span text:style-name="T1">data </text:span>needs: such is the case for example of the <text:span text:style-name="T13">L</text:span>abour <text:span text:style-name="T13">F</text:span>orce <text:span text:style-name="T13">S</text:span>urvey, <text:span text:style-name="T1">the </text:span><text:span text:style-name="T13">C</text:span><text:span text:style-name="T1">rime </text:span><text:span text:style-name="T13">S</text:span><text:span text:style-name="T1">urvey </text:span><text:span text:style-name="T13">for </text:span><text:span text:style-name="T1">England and Wales and several other large scale surveys curated by UKDS.</text:span> This may also be the case of survey<text:span text:style-name="T13">s</text:span> <text:span text:style-name="T13">that are not directly commissionned by government departments but </text:span>who have <text:span text:style-name="T13">a well recognised </text:span><text:span text:style-name="T1">scientific value, </text:span><text:span text:style-name="T13">such as the British Social Attitudes Survey</text:span>. </text:p>
      <text:p text:style-name="P10"/>
      <text:p text:style-name="P10"><text:span text:style-name="T1">S</text:span>uch <text:span text:style-name="T1">surveys are </text:span>said to be repeated cross-sectional - regular snapt<text:span text:style-name="T1">s</text:span>hot<text:span text:style-name="T1">s</text:span> <text:span text:style-name="T1">of a population taken </text:span>at repeated point in times. <text:span text:style-name="T1">Repeated cross sectional </text:span>data is not longitudinal <text:span text:style-name="T1">data </text:span>as defined above, but enables <text:span text:style-name="T1">monitoring aggregate change in the population of interest </text:span><text:span text:style-name="T2">for example </text:span><text:span text:style-name="T13">by carrying out </text:span><text:span text:style-name="T2">time series analysis</text:span><text:span text:style-name="T1">, which is a form of analysis of change over time.</text:span></text:p>
      <text:p text:style-name="P1"/>
      <text:p text:style-name="Standard">The Census</text:p>
      <text:p text:style-name="Standard"/>
      <text:p text:style-name="Standard">The census is not technically survey data a<text:span text:style-name="T2">s</text:span> it is supposed to be filled in by the whole <text:span text:style-name="T2">of the </text:span>adult population of the UK. <text:span text:style-name="T2">H</text:span>owever <text:span text:style-name="T2">sample</text:span><text:span text:style-name="T13">s</text:span><text:span text:style-name="T2"> </text:span><text:span text:style-name="T3">of individual census records </text:span><text:span text:style-name="T13">(Census microdata) </text:span><text:span text:style-name="T2">are </text:span>accessible under <text:span text:style-name="T13">certain </text:span>conditions <text:span text:style-name="T3">to</text:span> UK <text:span text:style-name="T2">based </text:span>researchers.</text:p>
      <text:p text:style-name="Standard"/>
      <text:p text:style-name="Standard">https://beta.ukdataservice.ac.uk/datacatalogue/studies/study?id=7682#!/documentation</text:p>
      <text:p text:style-name="Standard">Using se<text:span text:style-name="T2">c</text:span>ondary data during the pandemic:</text:p>
      <text:p text:style-name="Standard"/>
      <text:p text:style-name="Standard"/>
      <text:h text:style-name="Heading_20_4" text:outline-level="4"><text:span text:style-name="T13">3. </text:span>Kind of data</text:h>
      <text:p text:style-name="Standard">Most social survey <text:span text:style-name="T3">data contain data collected by asking questions to individual people. </text:span><text:span text:style-name="T4">Lesson xx will provide more details about the most common types of questions asked to survey participants.</text:span></text:p>
      <text:p text:style-name="Standard"><text:s/><text:span text:style-name="T4">However, other kinds of data are collected on specific survey or as part of traditional ones. Here are a few examples</text:span></text:p>
      <text:p text:style-name="Standard"/>
      <text:p text:style-name="P3">Time use data </text:p>
      <text:p text:style-name="P3">Time use data consist of <text:span text:style-name="T5">one or several </text:span>24h <text:span text:style-name="T5">time </text:span>diaries <text:span text:style-name="T5">filled in by respondents. Each line of the the time diary consist of a ten minutes time slot in which respondents fill in what they are mainly doing whether they are doing something else, with whom they are doing it,where they are doing it and whether they were travelling. Data about enjoyment of these activities and whether </text:span><text:span text:style-name="T13">IT </text:span><text:span text:style-name="T5">device</text:span><text:span text:style-name="T13">s</text:span><text:span text:style-name="T5"> were used are also recorded.</text:span></text:p>
      <text:p text:style-name="P3"/>
      <text:p text:style-name="P5">Example the 2014-15 UK Time use data</text:p>
      <text:p text:style-name="Standard"><text:soft-page-break/></text:p>
      <text:p text:style-name="P4"><text:span text:style-name="T6">Consumption and expenditure </text:span>data</text:p>
      <text:p text:style-name="P6">Some surveys focus about consumer habits and record comprehensive data about expenditures and purchases. The <text:span text:style-name="T13">L</text:span>iving <text:span text:style-name="T13">C</text:span>ost and <text:span text:style-name="T13">F</text:span>ood <text:span text:style-name="T13">S</text:span>urvey <text:span text:style-name="T7">is a typical example for the UK. It includes a very detailed nomenclature of </text:span><text:span text:style-name="T8">goods and services </text:span><text:span text:style-name="T7">purchase</text:span><text:span text:style-name="T8">d by </text:span><text:span text:style-name="T7">consumer</text:span><text:span text:style-name="T8">s over a long period of time. The </text:span><text:span text:style-name="T14">F</text:span><text:span text:style-name="T8">amily </text:span><text:span text:style-name="T14">R</text:span><text:span text:style-name="T8">esou</text:span><text:span text:style-name="T14">r</text:span><text:span text:style-name="T8">ces </text:span><text:span text:style-name="T14">S</text:span><text:span text:style-name="T8">urvey on the other hand </text:span><text:span text:style-name="T14">collects detailed information </text:span><text:span text:style-name="T8">on…. </text:span></text:p>
      <text:p text:style-name="P3"/>
      <text:p text:style-name="P3"><text:span text:style-name="T15">Objective </text:span>data</text:p>
      <text:p text:style-name="P7">Survey may collect objective <text:span text:style-name="T8">measurement</text:span><text:span text:style-name="T15">s</text:span><text:span text:style-name="T8"> </text:span>about respondents. <text:span text:style-name="T15">As part of the Health Survey for England for example b</text:span><text:span text:style-name="T9">lood </text:span><text:span text:style-name="T15">and saliva </text:span><text:span text:style-name="T9">samples are collected </text:span><text:s/>by <text:span text:style-name="T13">qualified medical personnel </text:span><text:span text:style-name="T14">in order to monitor potential health conditions </text:span><text:span text:style-name="T15">such hypertension, diabetes or cardio-vascular diseases. </text:span><text:span text:style-name="T18">The Millenium Cohort Study collected accelerometer data from children aged 7 in order to precisely capture the amount of physical activity they engage in.</text:span></text:p>
      <text:p text:style-name="P7"/>
      <text:h text:style-name="Heading_20_4" text:outline-level="4"><text:span text:style-name="T13">4. </text:span><text:span text:style-name="T9">Units of analysis</text:span></text:h>
      <text:p text:style-name="P8"/>
      <text:p text:style-name="P8">Surveys <text:span text:style-name="T13">commonly </text:span>collect data about individual people, whether belong<text:span text:style-name="T10">i</text:span>n<text:span text:style-name="T13">g</text:span> <text:span text:style-name="T15">to </text:span>the same household <text:span text:style-name="T17">or</text:span> not. But this is not the only <text:span text:style-name="T16">possible </text:span><text:span text:style-name="T13">unit of analysis. </text:span></text:p>
      <text:p text:style-name="P8"/>
      <text:p text:style-name="P10"><text:span text:style-name="T13">Instead of people </text:span><text:span text:style-name="T16">surveys sometimes collect data about </text:span><text:span text:style-name="T13">businesses. </text:span><text:span text:style-name="T14">For instance, </text:span><text:span text:style-name="T15">the Business Insights and Condition Survey (BICS) collects </text:span><text:span text:style-name="T16">fortnightly </text:span><text:span text:style-name="T15">data </text:span><text:span text:style-name="T16">from about 39,000 businesses </text:span><text:span text:style-name="T15">among other about t</text:span>urnover, <text:s/><text:span text:style-name="T15">s</text:span>upply chains, <text:span text:style-name="T15">p</text:span>rices of materials, goods and services <text:span text:style-name="T15">b</text:span>usiness confidence.</text:p>
      <text:p text:style-name="P11"/>
      <text:p text:style-name="P12"><text:span text:style-name="T16">T</text:span>he same survey may be also <text:span text:style-name="T16">provide opportunities to carry out analyses at several distinct levels of analysis. These can be for example individual person, households, with household composition or household tenure being a common example. In some other cases this can be days – in the case of Time Use Survey, or Benefit Unit in the case of the Family Resources Survey.</text:span><text:bookmark-end text:name="__DdeLink__7058_271618506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Droid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style:font-family-complex="'Droid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style:font-family-complex="'Droid 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6:41:17.257686034</meta:creation-date>
    <dc:date>2024-02-19T12:50:38.643603705</dc:date>
    <meta:editing-duration>PT38M26S</meta:editing-duration>
    <meta:editing-cycles>6</meta:editing-cycles>
    <meta:generator>LibreOffice/24.2.0.3$Linux_X86_64 LibreOffice_project/420$Build-3</meta:generator>
    <meta:document-statistic meta:table-count="0" meta:image-count="0" meta:object-count="0" meta:page-count="3" meta:paragraph-count="37" meta:word-count="1217" meta:character-count="7738" meta:non-whitespace-character-count="6540"/>
  </office:meta>
</office:document-meta>
</file>